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0.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5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2.5cm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5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Palatino Linotype"/>
    </style:style>
    <style:style style:name="P2" style:family="paragraph">
      <style:paragraph-properties fo:margin-left="3.6cm" fo:margin-right="0cm" fo:text-align="center" fo:text-indent="0cm"/>
      <style:text-properties style:font-name="Palatino Linotype"/>
    </style:style>
    <style:style style:name="P3" style:family="paragraph">
      <style:paragraph-properties fo:margin-left="0cm" fo:margin-right="2.8cm" fo:text-align="start" fo:text-indent="0cm"/>
      <style:text-properties style:font-name="Palatino Linotype"/>
    </style:style>
    <style:style style:name="P4" style:family="paragraph">
      <style:paragraph-properties fo:margin-left="0cm" fo:margin-right="2.2cm" fo:text-align="center" fo:text-indent="0cm"/>
      <style:text-properties style:font-name="Palatino Linotype"/>
    </style:style>
    <style:style style:name="P5" style:family="paragraph">
      <style:paragraph-properties fo:margin-left="2.4cm" fo:margin-right="0cm" fo:text-align="center" fo:text-indent="0cm"/>
      <style:text-properties style:font-name="Palatino Linotype"/>
    </style:style>
    <style:style style:name="P6" style:family="paragraph">
      <style:paragraph-properties fo:text-align="center"/>
      <style:text-properties style:font-name="Palatino Linotype" style:text-underline-style="solid" style:text-underline-width="auto" style:text-underline-color="font-color"/>
    </style:style>
    <style:style style:name="P7" style:family="paragraph">
      <style:text-properties style:font-name="Palatino Linotype"/>
    </style:style>
    <style:style style:name="T1" style:family="text">
      <style:text-properties style:text-position="-33% 58%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1cm" svg:height="1.5cm" svg:x="5.5cm" svg:y="3.5cm">
          <text:p text:style-name="P1">T1 &lt; T1<text:span text:style-name="T1">Expected</text:span>?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cm" svg:height="1cm" svg:x="13.5cm" svg:y="7cm">
          <text:p text:style-name="P1">False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cm" svg:height="1cm" svg:x="3.5cm" svg:y="7cm">
          <text:p text:style-name="P1">Machine Running?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cm" svg:height="1cm" svg:x="3cm" svg:y="10cm">
          <text:p text:style-name="P1">True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cm" svg:height="1cm" svg:x="7cm" svg:y="10cm">
          <text:p text:style-name="P1">Fals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6.5cm" svg:y1="8cm" svg:x2="8.5cm" svg:y2="10cm" draw:start-shape="id1" draw:start-glue-point="2" draw:end-shape="id2" draw:end-glue-point="0" svg:d="M6500 8000l2000 2000" svg:viewBox="0 0 2001 2001">
          <text:p text:style-name="P2">0</text:p>
        </draw:connector>
        <draw:connector draw:style-name="gr6" draw:text-style-name="P3" draw:layer="layout" draw:type="line" svg:x1="6.5cm" svg:y1="8cm" svg:x2="4.5cm" svg:y2="10cm" draw:start-shape="id1" draw:start-glue-point="2" draw:end-shape="id3" draw:end-glue-point="0" svg:d="M6500 8000l-2000 2000" svg:viewBox="0 0 2001 2001">
          <text:p text:style-name="P3">1</text:p>
        </draw:connector>
        <draw:connector draw:style-name="gr6" draw:text-style-name="P4" draw:layer="layout" draw:type="line" svg:x1="11cm" svg:y1="5cm" svg:x2="6.5cm" svg:y2="7cm" draw:start-shape="id4" draw:start-glue-point="2" draw:end-shape="id1" draw:end-glue-point="0" svg:d="M11000 5000l-4500 2000" svg:viewBox="0 0 4501 2001">
          <text:p text:style-name="P4">1</text:p>
        </draw:connector>
        <draw:connector draw:style-name="gr6" draw:text-style-name="P5" draw:layer="layout" draw:type="line" svg:x1="11cm" svg:y1="5cm" svg:x2="15.5cm" svg:y2="7cm" draw:start-shape="id4" draw:start-glue-point="2" draw:end-shape="id5" draw:end-glue-point="0" svg:d="M11000 5000l4500 2000" svg:viewBox="0 0 4501 2001">
          <text:p text:style-name="P5">0</text:p>
        </draw:connector>
        <draw:frame draw:style-name="gr7" draw:text-style-name="P6" draw:layer="layout" svg:width="6cm" svg:height="1.5cm" svg:x="7.5cm" svg:y="1.5cm">
          <draw:text-box>
            <text:p text:style-name="P6"><text:span text:style-name="T2">Rule 1</text:span></text:p>
          </draw:text-box>
        </draw:frame>
        <draw:frame draw:style-name="gr8" draw:text-style-name="P7" draw:layer="layout" svg:width="10.357cm" svg:height="1.102cm" svg:x="1.584cm" svg:y="12.538cm">
          <draw:text-box>
            <text:p text:style-name="P7">T1 = Element 1 Outlet Tempera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4T12:36:53.756000000</meta:creation-date>
    <dc:date>2015-08-24T13:54:18.549000000</dc:date>
    <dc:creator>Seán Hayes</dc:creator>
    <meta:editing-duration>PT1H2M13S</meta:editing-duration>
    <meta:editing-cycles>4</meta:editing-cycles>
    <meta:generator>LibreOffice/4.3.0.4$Windows_x86 LibreOffice_project/62ad5818884a2fc2e5780dd45466868d41009ec0</meta:generator>
    <meta:document-statistic meta:object-count="11"/>
  </office:meta>
</office:document-meta>
</file>